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ce181e"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5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T1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est unitaire – </text:span><text:span text:style-name="T1">C</text:span><text:span text:style-name="T1">ompteur d’ennemis tués</text:span></text:p>
      <text:p text:style-name="P1">Projet Dungeon Of Cards</text:p>
      <text:p text:style-name="P2"/>
      <text:p text:style-name="P2"/>
      <text:p text:style-name="P3">Fonction testée :</text:p>
      <text:p text:style-name="Standard"/>
      <text:p text:style-name="P4"><text:tab/>Le compteur d’ennemis tués qui s’incrémente à chaque fois qu’on tue un ennemi lambda.</text:p>
      <text:p text:style-name="Standard"/>
      <text:p text:style-name="P3">Cas valides :</text:p>
      <text:p text:style-name="Standard"/>
      <text:list xml:id="list6937343615591039941" text:style-name="L1">
        <text:list-item>
          <text:p text:style-name="P6">Compteur qui s’incrémente quand on tue n’importe quels ennemis sauf les boss.</text:p>
        </text:list-item>
        <text:list-item>
          <text:p text:style-name="P6">Incrémentation de la vie de 5 quand le compteur est au max.</text:p>
        </text:list-item>
        <text:list-item>
          <text:p text:style-name="P6">Incrémentation de la vie de 10 quand tous les ennemis sont tués</text:p>
        </text:list-item>
        <text:list-item>
          <text:p text:style-name="P6">Quand on tue le boss, le compteur ne s’incrémente pas.</text:p>
        </text:list-item>
        <text:list-item>
          <text:p text:style-name="P6">Quand on tue le boss, le joueur ne gagne pas de vie</text:p>
        </text:list-item>
        <text:list-item>
          <text:p text:style-name="P6">Quand on fuit un ennemi, le compteur ne s’incrémente pas.</text:p>
        </text:list-item>
      </text:list>
      <text:p text:style-name="Standard"/>
      <text:p text:style-name="P3">Cas invalides :</text:p>
      <text:p text:style-name="Standard"/>
      <text:list xml:id="list8401158158758884825" text:style-name="L2">
        <text:list-item>
          <text:p text:style-name="P7">Quand on tue le boss, le compteur s’incrémente.</text:p>
        </text:list-item>
        <text:list-item>
          <text:p text:style-name="P7">Quand on tue le boss, le joueur gagne de la vie</text:p>
        </text:list-item>
        <text:list-item>
          <text:p text:style-name="P7">Quand on fuit un ennemi, le compteur s’incrémente.</text:p>
        </text:list-item>
      </text:list>
      <text:p text:style-name="Standard"/>
      <text:p text:style-name="P3">Jeux de données :</text:p>
      <text:p text:style-name="Standard"/>
      <text:list xml:id="list2016684861300360839" text:style-name="L3">
        <text:list-item>
          <text:p text:style-name="P8">Tuer tous les ennemis lambda de l’étage.</text:p>
        </text:list-item>
        <text:list-item>
          <text:p text:style-name="P8">Tuer le boss selon différentes valeur du compteur.</text:p>
        </text:list-item>
        <text:list-item>
          <text:p text:style-name="P8">Fuir les ennemis selon différentes valeurs du compteur.</text:p>
        </text:list-item>
        <text:list-item>
          <text:p text:style-name="P8">Tuer le boss selon la vie du personnage</text:p>
        </text:list-item>
        <text:list-item>
          <text:p text:style-name="P8">Fuir le boss quand tous les ennemis sont tués.</text:p>
        </text:list-item>
      </text:list>
      <text:p text:style-name="Standard"/>
      <text:p text:style-name="P3">Résultats obtenus :</text:p>
      <text:p text:style-name="Standard"/>
      <text:list xml:id="list2017834490817731790" text:style-name="L4">
        <text:list-item>
          <text:p text:style-name="P9">Le compteur et la vie s’incrémentent bien quand on tue les ennemis lambda.</text:p>
        </text:list-item>
        <text:list-item>
          <text:p text:style-name="P9">Le compteur et la vie s’incrémentent pas quand on tue le boss.</text:p>
        </text:list-item>
        <text:list-item>
          <text:p text:style-name="P9">Le compteur et la vie s’incrémentent pas quand on fuit les ennem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24T14:10:19.753020931</meta:creation-date>
    <dc:date>2020-04-30T13:07:21.75</dc:date>
    <meta:editing-duration>PT23M4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5" meta:word-count="229" meta:character-count="1184"/>
  </office:meta>
</office:document-meta>
</file>